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style:text-underline-style="none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2pt" style:text-underline-style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354</text:span></text:p>
            <text:p text:style-name="P1"><text:span text:style-name="T2">“</text:span><text:span text:style-name="T2">Arise, O Christian Peopl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8.133cm" svg:x="1.547cm" svg:y="0.811cm">
          <draw:text-box>
            <text:p text:style-name="P1"><text:span text:style-name="T3">1. </text:span><text:span text:style-name="T4">Arise, O Christian people!</text:span></text:p>
            <text:p text:style-name="P1"><text:span text:style-name="T4"><text:s text:c="4"/></text:span><text:span text:style-name="T4">Prepare yourselves today;</text:span></text:p>
            <text:p text:style-name="P1"><text:span text:style-name="T4">Prepare to greet the Savior,</text:span></text:p>
            <text:p text:style-name="P1"><text:span text:style-name="T4"><text:s text:c="4"/></text:span><text:span text:style-name="T4">Who takes your sins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4.892cm" svg:height="7.011cm" svg:x="1.547cm" svg:y="0.879cm">
          <draw:text-box>
            <text:p text:style-name="P1"><text:span text:style-name="T4">To us by grace alone</text:span></text:p>
            <text:p text:style-name="P1"><text:span text:style-name="T4">The truth and light were given;</text:span></text:p>
            <text:p text:style-name="P1"><text:span text:style-name="T4">The promised Lord from heaven</text:span></text:p>
            <text:p text:style-name="P1"><text:span text:style-name="T4">To all the world is sh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892cm" svg:height="8.133cm" svg:x="1.547cm" svg:y="0.879cm">
          <draw:text-box>
            <text:p text:style-name="P1"><text:span text:style-name="T3">2. </text:span><text:span text:style-name="T4">Prepare the way before Him;</text:span></text:p>
            <text:p text:style-name="P1"><text:span text:style-name="T4"><text:s text:c="4"/></text:span><text:span text:style-name="T4">Prepare for Him the best.</text:span></text:p>
            <text:p text:style-name="P1"><text:span text:style-name="T4">Cast out what would offend Him,</text:span></text:p>
            <text:p text:style-name="P1"><text:span text:style-name="T4">This great, this heav’nly gu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4" draw:layer="layout" svg:width="24.892cm" svg:height="7.011cm" svg:x="1.547cm" svg:y="0.879cm">
          <draw:text-box>
            <text:p text:style-name="P1"><text:span text:style-name="T4">Make straight, make plain the way:</text:span></text:p>
            <text:p text:style-name="P1"><text:span text:style-name="T4">The lowly valleys raising,</text:span></text:p>
            <text:p text:style-name="P1"><text:span text:style-name="T4">The heights of pride abasing,</text:span></text:p>
            <text:p text:style-name="P1"><text:span text:style-name="T4">His path all even l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892cm" svg:height="8.133cm" svg:x="1.547cm" svg:y="0.879cm">
          <draw:text-box>
            <text:p text:style-name="P1"><text:span text:style-name="T3">3. </text:span><text:span text:style-name="T4">The humble heart and lowly</text:span></text:p>
            <text:p text:style-name="P1"><text:span text:style-name="T4">God raises up on high;</text:span></text:p>
            <text:p text:style-name="P1"><text:span text:style-name="T4">Beneath His feet in terror</text:span></text:p>
            <text:p text:style-name="P1"><text:span text:style-name="T4">The haughty soul shall l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4" draw:layer="layout" svg:width="24.892cm" svg:height="7.011cm" svg:x="1.547cm" svg:y="0.879cm">
          <draw:text-box>
            <text:p text:style-name="P1"><text:span text:style-name="T4">The heart sincere and right,</text:span></text:p>
            <text:p text:style-name="P1"><text:span text:style-name="T4">That heeds God’s invitation</text:span></text:p>
            <text:p text:style-name="P1"><text:span text:style-name="T4">And makes true preparation—</text:span></text:p>
            <text:p text:style-name="P1"><text:span text:style-name="T4">It is the Lord’s de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4" draw:layer="layout" svg:width="24.892cm" svg:height="8.133cm" svg:x="1.547cm" svg:y="0.879cm">
          <draw:text-box>
            <text:p text:style-name="P1"><text:span text:style-name="T3">4. </text:span><text:span text:style-name="T4">Prepare my heart, Lord Jesus;</text:span></text:p>
            <text:p text:style-name="P1"><text:span text:style-name="T4">Turn not from me aside,</text:span></text:p>
            <text:p text:style-name="P1"><text:span text:style-name="T4">And help me to receive You</text:span></text:p>
            <text:p text:style-name="P1"><text:span text:style-name="T4">This blessèd Adventtid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5" draw:text-style-name="P4" draw:layer="layout" svg:width="24.892cm" svg:height="11.61cm" svg:x="1.547cm" svg:y="0.879cm">
          <draw:text-box>
            <text:p text:style-name="P1"><text:span text:style-name="T4"><text:s/></text:span><text:span text:style-name="T4">From stall and manger low</text:span></text:p>
            <text:p text:style-name="P1"><text:span text:style-name="T4">Come now to dwell within me;</text:span></text:p>
            <text:p text:style-name="P1"><text:span text:style-name="T4">I’ll sing Your praises gladly</text:span></text:p>
            <text:p text:style-name="P1"><text:span text:style-name="T4">And forth Your glory show.</text:span></text:p>
            <text:p text:style-name="P1"><text:span text:style-name="T4"/></text:p>
            <text:p text:style-name="P6"><text:span text:style-name="T5"/></text:p>
            <text:p text:style-name="P6"><text:span text:style-name="T5"/></text:p>
            <text:p text:style-name="P6"><text:span text:style-name="T5"><text:s text:c="9"/></text:span><text:span text:style-name="T6"><text:s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23:50:27.370000000</meta:creation-date>
    <dc:date>2019-01-14T15:40:01.496000000</dc:date>
    <meta:editing-duration>PT7M9S</meta:editing-duration>
    <meta:editing-cycles>13</meta:editing-cycles>
    <meta:generator>LibreOffice/6.1.3.2$Windows_X86_64 LibreOffice_project/86daf60bf00efa86ad547e59e09d6bb77c699acb</meta:generator>
    <meta:document-statistic meta:object-count="156"/>
  </office:meta>
</office:document-meta>
</file>